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2" style:family="paragraph" style:parent-style-name="Standard">
      <style:text-properties fo:color="#000000" fo:font-weight="normal" officeooo:rsid="0019be89" officeooo:paragraph-rsid="0019be89" style:font-weight-asian="normal" style:font-weight-complex="normal"/>
    </style:style>
    <style:style style:name="P3" style:family="paragraph" style:parent-style-name="Standard">
      <style:text-properties fo:color="#000000" fo:font-weight="bold" officeooo:rsid="0019be89" officeooo:paragraph-rsid="0019be89" style:font-weight-asian="bold" style:font-weight-complex="bold"/>
    </style:style>
    <style:style style:name="P4" style:family="paragraph" style:parent-style-name="Standard">
      <style:text-properties fo:color="#000000" fo:font-weight="bold" officeooo:rsid="00149142" officeooo:paragraph-rsid="0018501c" style:font-weight-asian="bold" style:font-weight-complex="bold"/>
    </style:style>
    <style:style style:name="P5" style:family="paragraph" style:parent-style-name="Standard">
      <style:text-properties fo:color="#000000" fo:font-weight="bold" officeooo:rsid="001d8ff4" officeooo:paragraph-rsid="001d8ff4" style:font-weight-asian="bold" style:font-weight-complex="bold"/>
    </style:style>
    <style:style style:name="P6" style:family="paragraph" style:parent-style-name="Standard">
      <style:text-properties fo:color="#000000" fo:font-weight="bold" officeooo:rsid="001f09d8" officeooo:paragraph-rsid="001f09d8" style:font-weight-asian="bold" style:font-weight-complex="bold"/>
    </style:style>
    <style:style style:name="P7" style:family="paragraph" style:parent-style-name="Standard">
      <style:text-properties fo:color="#000000" style:text-position="0% 100%" fo:font-style="italic" style:text-underline-style="none" fo:font-weight="normal" officeooo:rsid="0019be89" officeooo:paragraph-rsid="0019be89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color="#000000" style:text-position="0% 100%" fo:font-style="normal" style:text-underline-style="none" fo:font-weight="normal" officeooo:rsid="0019be89" officeooo:paragraph-rsid="0019be89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10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11" style:family="paragraph" style:parent-style-name="Standard">
      <style:text-properties officeooo:paragraph-rsid="0019be89"/>
    </style:style>
    <style:style style:name="P12" style:family="paragraph" style:parent-style-name="Standard">
      <style:text-properties fo:color="#6600cc" fo:font-weight="bold" officeooo:rsid="0019be89" officeooo:paragraph-rsid="0018501c" style:font-weight-asian="bold" style:font-weight-complex="bold"/>
    </style:style>
    <style:style style:name="P13" style:family="paragraph" style:parent-style-name="Standard">
      <style:text-properties fo:color="#0000cc" style:text-underline-style="none" fo:font-weight="bold" officeooo:rsid="0019be89" officeooo:paragraph-rsid="0019be89" style:font-weight-asian="bold" style:font-weight-complex="bold"/>
    </style:style>
    <style:style style:name="P14" style:family="paragraph" style:parent-style-name="Standard">
      <style:text-properties fo:color="#0000cc" style:text-position="0% 100%" fo:font-style="normal" style:text-underline-style="none" fo:font-weight="bold" officeooo:rsid="0019be89" officeooo:paragraph-rsid="0019be89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color="#0000cc" fo:font-weight="bold" officeooo:rsid="001d8ff4" officeooo:paragraph-rsid="001d8ff4" style:font-weight-asian="bold" style:font-weight-complex="bold"/>
    </style:style>
    <style:style style:name="P16" style:family="paragraph" style:parent-style-name="Standard">
      <style:text-properties officeooo:paragraph-rsid="001d8ff4"/>
    </style:style>
    <style:style style:name="P17" style:family="paragraph" style:parent-style-name="Standard">
      <style:text-properties officeooo:paragraph-rsid="001f09d8"/>
    </style:style>
    <style:style style:name="P18" style:family="paragraph" style:parent-style-name="Standard" style:list-style-name="L1">
      <style:text-properties fo:color="#996600" fo:font-weight="normal" officeooo:rsid="0019be89" officeooo:paragraph-rsid="0019be89" style:font-weight-asian="normal" style:font-weight-complex="normal"/>
    </style:style>
    <style:style style:name="P19" style:family="paragraph" style:parent-style-name="Standard" style:list-style-name="L2">
      <style:text-properties fo:color="#0066cc" fo:font-weight="normal" officeooo:rsid="0019be89" officeooo:paragraph-rsid="0019be89" style:font-weight-asian="normal" style:font-weight-complex="normal"/>
    </style:style>
    <style:style style:name="P20" style:family="paragraph" style:parent-style-name="Standard">
      <style:text-properties fo:color="#0000cc" fo:font-style="normal" style:text-underline-style="none" fo:font-weight="normal" officeooo:rsid="001d8ff4" officeooo:paragraph-rsid="001d8ff4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color="#0000cc" style:text-underline-style="none" fo:font-weight="bold" officeooo:rsid="001d8ff4" officeooo:paragraph-rsid="001d8ff4" style:font-weight-asian="bold" style:font-weight-complex="bold"/>
    </style:style>
    <style:style style:name="P22" style:family="paragraph" style:parent-style-name="Standard">
      <style:text-properties fo:color="#000000" style:text-underline-style="none" fo:font-weight="normal" officeooo:rsid="001f09d8" officeooo:paragraph-rsid="001d8ff4" style:font-weight-asian="normal" style:font-weight-complex="normal"/>
    </style:style>
    <style:style style:name="P23" style:family="paragraph" style:parent-style-name="Standard">
      <style:text-properties fo:color="#000000" style:text-position="0% 100%" fo:font-style="italic" style:text-underline-style="none" fo:font-weight="normal" officeooo:rsid="001f09d8" officeooo:paragraph-rsid="001d8ff4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color="#000000" fo:font-weight="normal" officeooo:rsid="001f09d8" officeooo:paragraph-rsid="001f09d8" style:font-weight-asian="normal" style:font-weight-complex="normal"/>
    </style:style>
    <style:style style:name="P25" style:family="paragraph" style:parent-style-name="Standard">
      <style:text-properties fo:color="#000000" fo:font-weight="bold" officeooo:rsid="001f09d8" officeooo:paragraph-rsid="001f09d8" style:font-weight-asian="bold" style:font-weight-complex="bold"/>
    </style:style>
    <style:style style:name="P26" style:family="paragraph" style:parent-style-name="Standard">
      <style:text-properties fo:color="#000000" fo:font-weight="bold" officeooo:rsid="001f09d8" officeooo:paragraph-rsid="0021164a" style:font-weight-asian="bold" style:font-weight-complex="bold"/>
    </style:style>
    <style:style style:name="P27" style:family="paragraph" style:parent-style-name="Standard">
      <style:text-properties fo:color="#000000" fo:font-weight="bold" officeooo:rsid="0021164a" officeooo:paragraph-rsid="0021164a" style:font-weight-asian="bold" style:font-weight-complex="bold"/>
    </style:style>
    <style:style style:name="P28" style:family="paragraph" style:parent-style-name="Standard">
      <style:text-properties officeooo:paragraph-rsid="001f09d8"/>
    </style:style>
    <style:style style:name="P29" style:family="paragraph" style:parent-style-name="Standard">
      <style:text-properties officeooo:paragraph-rsid="0021164a"/>
    </style:style>
    <style:style style:name="T1" style:family="text">
      <style:text-properties officeooo:rsid="00165ab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164a" style:font-weight-asian="normal" style:font-weight-complex="normal"/>
    </style:style>
    <style:style style:name="T4" style:family="text">
      <style:text-properties officeooo:rsid="0019be89"/>
    </style:style>
    <style:style style:name="T5" style:family="text">
      <style:text-properties fo:color="#0000cc"/>
    </style:style>
    <style:style style:name="T6" style:family="text">
      <style:text-properties fo:color="#0000cc" fo:font-weight="bold" style:font-weight-asian="bold" style:font-weight-complex="bold"/>
    </style:style>
    <style:style style:name="T7" style:family="text">
      <style:text-properties fo:color="#0000cc" fo:font-weight="bold" officeooo:rsid="0019be89" style:font-weight-asian="bold" style:font-weight-complex="bold"/>
    </style:style>
    <style:style style:name="T8" style:family="text">
      <style:text-properties fo:color="#0000cc" style:text-underline-style="solid" style:text-underline-width="auto" style:text-underline-color="font-color"/>
    </style:style>
    <style:style style:name="T9" style:family="text">
      <style:text-properties fo:color="#0000cc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0000cc" style:text-underline-style="solid" style:text-underline-width="auto" style:text-underline-color="font-color" officeooo:rsid="00202207"/>
    </style:style>
    <style:style style:name="T11" style:family="text">
      <style:text-properties fo:color="#0000cc" style:text-underline-style="none"/>
    </style:style>
    <style:style style:name="T12" style:family="text">
      <style:text-properties fo:color="#0000cc" style:text-underline-style="none" fo:font-weight="bold" style:font-weight-asian="bold" style:font-weight-complex="bold"/>
    </style:style>
    <style:style style:name="T13" style:family="text">
      <style:text-properties fo:color="#0000cc" style:text-underline-style="none" fo:font-weight="bold" officeooo:rsid="0019be89" style:font-weight-asian="bold" style:font-weight-complex="bold"/>
    </style:style>
    <style:style style:name="T14" style:family="text">
      <style:text-properties fo:color="#0000cc" style:text-position="0% 100%" fo:font-style="normal" style:text-underline-style="none" fo:font-weight="bold" officeooo:rsid="0019be89" style:font-style-asian="normal" style:font-weight-asian="bold" style:font-style-complex="normal" style:font-weight-complex="bold"/>
    </style:style>
    <style:style style:name="T15" style:family="text">
      <style:text-properties fo:color="#0000cc" fo:font-style="normal" style:text-underline-style="none" style:font-style-asian="normal" style:font-style-complex="normal"/>
    </style:style>
    <style:style style:name="T16" style:family="text">
      <style:text-properties fo:color="#0000cc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cc" officeooo:rsid="00202207"/>
    </style:style>
    <style:style style:name="T18" style:family="text">
      <style:text-properties fo:color="#0000cc" officeooo:rsid="00225b67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cc0000" fo:font-weight="bold" officeooo:rsid="0019be89" style:font-weight-asian="bold" style:font-weight-complex="bold"/>
    </style:style>
    <style:style style:name="T21" style:family="text">
      <style:text-properties fo:color="#cc3300" fo:font-weight="bold" officeooo:rsid="0019be89" style:font-weight-asian="bold" style:font-weight-complex="bold"/>
    </style:style>
    <style:style style:name="T22" style:family="text">
      <style:text-properties fo:color="#cc9900" fo:font-weight="bold" officeooo:rsid="0019be89" style:font-weight-asian="bold" style:font-weight-complex="bold"/>
    </style:style>
    <style:style style:name="T23" style:family="text">
      <style:text-properties fo:color="#009900" fo:font-weight="bold" officeooo:rsid="0019be89" style:font-weight-asian="bold" style:font-weight-complex="bold"/>
    </style:style>
    <style:style style:name="T24" style:family="text">
      <style:text-properties fo:color="#6600cc" fo:font-weight="bold" officeooo:rsid="0019be89" style:font-weight-asian="bold" style:font-weight-complex="bold"/>
    </style:style>
    <style:style style:name="T25" style:family="text">
      <style:text-properties fo:color="#000000" style:text-underline-style="none" fo:font-weight="bold" officeooo:rsid="0019be89" style:font-weight-asian="bold" style:font-weight-complex="bold"/>
    </style:style>
    <style:style style:name="T26" style:family="text">
      <style:text-properties fo:color="#000000" style:text-underline-style="none" fo:font-weight="bold" officeooo:rsid="001f09d8" style:font-weight-asian="bold" style:font-weight-complex="bold"/>
    </style:style>
    <style:style style:name="T27" style:family="text">
      <style:text-properties fo:color="#000000" style:text-underline-style="none" fo:font-weight="normal" officeooo:rsid="001f09d8" style:font-weight-asian="normal" style:font-weight-complex="normal"/>
    </style:style>
    <style:style style:name="T28" style:family="text">
      <style:text-properties fo:color="#000000" fo:font-style="italic" style:text-underline-style="none" fo:font-weight="normal" officeooo:rsid="0019be89" style:font-style-asian="italic" style:font-weight-asian="normal" style:font-style-complex="italic" style:font-weight-complex="normal"/>
    </style:style>
    <style:style style:name="T29" style:family="text">
      <style:text-properties fo:color="#000000" fo:font-style="italic" style:text-underline-style="none" fo:font-weight="normal" officeooo:rsid="001f09d8" style:font-style-asian="italic" style:font-weight-asian="normal" style:font-style-complex="italic" style:font-weight-complex="normal"/>
    </style:style>
    <style:style style:name="T30" style:family="text">
      <style:text-properties fo:color="#000000" fo:font-style="italic" fo:font-weight="normal" officeooo:rsid="0021164a" style:font-style-asian="italic" style:font-weight-asian="normal" style:font-style-complex="italic" style:font-weight-complex="normal"/>
    </style:style>
    <style:style style:name="T31" style:family="text">
      <style:text-properties fo:color="#000000" fo:font-style="normal" style:text-underline-style="none" fo:font-weight="normal" officeooo:rsid="0019be89" style:font-style-asian="normal" style:font-weight-asian="normal" style:font-style-complex="normal" style:font-weight-complex="normal"/>
    </style:style>
    <style:style style:name="T32" style:family="text">
      <style:text-properties fo:color="#000000" style:text-position="sub 58%" fo:font-style="italic" style:text-underline-style="none" fo:font-weight="normal" officeooo:rsid="0019be89" style:font-style-asian="italic" style:font-weight-asian="normal" style:font-style-complex="italic" style:font-weight-complex="normal"/>
    </style:style>
    <style:style style:name="T33" style:family="text">
      <style:text-properties fo:color="#000000" style:text-position="sub 58%" fo:font-style="italic" style:text-underline-style="none" fo:font-weight="normal" officeooo:rsid="001f09d8" style:font-style-asian="italic" style:font-weight-asian="normal" style:font-style-complex="italic" style:font-weight-complex="normal"/>
    </style:style>
    <style:style style:name="T34" style:family="text">
      <style:text-properties fo:color="#000000" style:text-position="sub 58%" fo:font-style="italic" fo:font-weight="normal" officeooo:rsid="0021164a" style:font-style-asian="italic" style:font-weight-asian="normal" style:font-style-complex="italic" style:font-weight-complex="normal"/>
    </style:style>
    <style:style style:name="T35" style:family="text">
      <style:text-properties fo:color="#000000" style:text-position="sub 58%" fo:font-style="italic" fo:font-weight="normal" officeooo:rsid="00225b67" style:font-style-asian="italic" style:font-weight-asian="normal" style:font-style-complex="italic" style:font-weight-complex="normal"/>
    </style:style>
    <style:style style:name="T36" style:family="text">
      <style:text-properties fo:color="#000000" style:text-position="sub 58%" fo:font-style="normal" style:text-underline-style="none" fo:font-weight="normal" officeooo:rsid="0019be89" style:font-style-asian="normal" style:font-weight-asian="normal" style:font-style-complex="normal" style:font-weight-complex="normal"/>
    </style:style>
    <style:style style:name="T37" style:family="text">
      <style:text-properties fo:color="#000000" style:text-position="0% 100%" fo:font-style="italic" style:text-underline-style="none" fo:font-weight="normal" officeooo:rsid="0019be89" style:font-style-asian="italic" style:font-weight-asian="normal" style:font-style-complex="italic" style:font-weight-complex="normal"/>
    </style:style>
    <style:style style:name="T38" style:family="text">
      <style:text-properties fo:color="#000000" style:text-position="0% 100%" fo:font-style="italic" style:text-underline-style="none" fo:font-weight="normal" officeooo:rsid="001f09d8" style:font-style-asian="italic" style:font-weight-asian="normal" style:font-style-complex="italic" style:font-weight-complex="normal"/>
    </style:style>
    <style:style style:name="T39" style:family="text">
      <style:text-properties fo:color="#000000" style:text-position="0% 100%" fo:font-style="italic" fo:font-weight="bold" officeooo:rsid="001f09d8" style:font-style-asian="italic" style:font-weight-asian="bold" style:font-style-complex="italic" style:font-weight-complex="bold"/>
    </style:style>
    <style:style style:name="T40" style:family="text">
      <style:text-properties fo:color="#000000" style:text-position="0% 100%" fo:font-style="italic" fo:font-weight="bold" officeooo:rsid="001f09d8" fo:background-color="transparent" loext:char-shading-value="0" style:font-style-asian="italic" style:font-weight-asian="bold" style:font-style-complex="italic" style:font-weight-complex="bold"/>
    </style:style>
    <style:style style:name="T41" style:family="text">
      <style:text-properties fo:color="#000000" style:text-position="0% 100%" fo:font-style="italic" fo:font-weight="normal" officeooo:rsid="001f09d8" style:font-style-asian="italic" style:font-weight-asian="normal" style:font-style-complex="italic" style:font-weight-complex="normal"/>
    </style:style>
    <style:style style:name="T42" style:family="text">
      <style:text-properties fo:color="#000000" style:text-position="0% 100%" fo:font-style="italic" fo:font-weight="normal" officeooo:rsid="0021164a" style:font-style-asian="italic" style:font-weight-asian="normal" style:font-style-complex="italic" style:font-weight-complex="normal"/>
    </style:style>
    <style:style style:name="T43" style:family="text">
      <style:text-properties fo:color="#000000" style:text-position="0% 100%" fo:font-style="italic" fo:font-weight="normal" officeooo:rsid="00225b67" style:font-style-asian="italic" style:font-weight-asian="normal" style:font-style-complex="italic" style:font-weight-complex="normal"/>
    </style:style>
    <style:style style:name="T44" style:family="text">
      <style:text-properties fo:color="#000000" style:text-position="0% 100%" fo:font-style="italic" fo:font-weight="normal" officeooo:rsid="001f09d8" fo:background-color="transparent" loext:char-shading-value="0" style:font-style-asian="italic" style:font-weight-asian="normal" style:font-style-complex="italic" style:font-weight-complex="normal"/>
    </style:style>
    <style:style style:name="T45" style:family="text">
      <style:text-properties fo:color="#000000" style:text-position="0% 100%" fo:font-style="normal" style:text-underline-style="none" fo:font-weight="normal" officeooo:rsid="0019be89" style:font-style-asian="normal" style:font-weight-asian="normal" style:font-style-complex="normal" style:font-weight-complex="normal"/>
    </style:style>
    <style:style style:name="T46" style:family="text">
      <style:text-properties fo:color="#000000" style:text-position="0% 100%" fo:font-style="normal" style:text-underline-style="none" fo:font-weight="normal" officeooo:rsid="001f09d8" style:font-style-asian="normal" style:font-weight-asian="normal" style:font-style-complex="normal" style:font-weight-complex="normal"/>
    </style:style>
    <style:style style:name="T47" style:family="text">
      <style:text-properties fo:color="#000000" style:text-position="0% 100%" fo:font-style="normal" style:text-underline-style="none" fo:font-weight="bold" officeooo:rsid="0019be89" style:font-style-asian="normal" style:font-weight-asian="bold" style:font-style-complex="normal" style:font-weight-complex="bold"/>
    </style:style>
    <style:style style:name="T48" style:family="text">
      <style:text-properties fo:color="#000000" style:text-position="0% 100%" fo:font-style="normal" fo:font-weight="normal" officeooo:rsid="0021164a" style:font-style-asian="normal" style:font-weight-asian="normal" style:font-style-complex="normal" style:font-weight-complex="normal"/>
    </style:style>
    <style:style style:name="T49" style:family="text">
      <style:text-properties fo:color="#000000" style:text-position="0% 100%" fo:font-style="normal" fo:font-weight="normal" officeooo:rsid="00225b67" style:font-style-asian="normal" style:font-weight-asian="normal" style:font-style-complex="normal" style:font-weight-complex="normal"/>
    </style:style>
    <style:style style:name="T50" style:family="text">
      <style:text-properties fo:color="#000000" style:text-position="0% 100%" fo:font-style="normal" fo:font-weight="bold" officeooo:rsid="0021164a" style:font-style-asian="normal" style:font-weight-asian="bold" style:font-style-complex="normal" style:font-weight-complex="bold"/>
    </style:style>
    <style:style style:name="T51" style:family="text">
      <style:text-properties fo:color="#000000" style:text-position="0% 100%" fo:font-style="normal" fo:font-weight="bold" officeooo:rsid="00225b67" style:font-style-asian="normal" style:font-weight-asian="bold" style:font-style-complex="normal" style:font-weight-complex="bold"/>
    </style:style>
    <style:style style:name="T52" style:family="text">
      <style:text-properties fo:color="#000000" fo:font-weight="normal" officeooo:rsid="001f09d8" style:font-weight-asian="normal" style:font-weight-complex="normal"/>
    </style:style>
    <style:style style:name="T53" style:family="text">
      <style:text-properties fo:color="#000000" fo:font-weight="bold" officeooo:rsid="001f09d8" style:font-weight-asian="bold" style:font-weight-complex="bold"/>
    </style:style>
    <style:style style:name="T54" style:family="text">
      <style:text-properties officeooo:rsid="001a380e"/>
    </style:style>
    <style:style style:name="T55" style:family="text">
      <style:text-properties fo:font-style="italic" style:text-underline-style="none" fo:font-weight="normal" fo:background-color="#ffff99" loext:char-shading-value="0" style:font-style-asian="italic" style:font-weight-asian="normal" style:font-style-complex="italic" style:font-weight-complex="normal"/>
    </style:style>
    <style:style style:name="T56" style:family="text">
      <style:text-properties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style:text-underline-style="none" fo:font-weight="normal" officeooo:rsid="001f09d8" style:font-weight-asian="normal" style:font-weight-complex="normal"/>
    </style:style>
    <style:style style:name="T60" style:family="text">
      <style:text-properties style:text-position="0% 100%" fo:font-style="italic" style:font-style-asian="italic" style:font-style-complex="italic"/>
    </style:style>
    <style:style style:name="T61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style:text-position="0% 100%" fo:font-style="italic" fo:font-weight="normal" officeooo:rsid="0021164a" style:font-style-asian="italic" style:font-weight-asian="normal" style:font-style-complex="italic" style:font-weight-complex="normal"/>
    </style:style>
    <style:style style:name="T63" style:family="text">
      <style:text-properties style:text-position="0% 100%" fo:font-style="italic" fo:font-weight="normal" officeooo:rsid="00225b67" style:font-style-asian="italic" style:font-weight-asian="normal" style:font-style-complex="italic" style:font-weight-complex="normal"/>
    </style:style>
    <style:style style:name="T6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style:text-position="0% 100%" fo:font-style="normal" fo:font-weight="normal" officeooo:rsid="00225b67" style:font-style-asian="normal" style:font-weight-asian="normal" style:font-style-complex="normal" style:font-weight-complex="normal"/>
    </style:style>
    <style:style style:name="T66" style:family="text">
      <style:text-properties style:text-position="0% 100%" fo:font-style="normal" style:font-style-asian="normal" style:font-style-complex="normal"/>
    </style:style>
    <style:style style:name="T67" style:family="text">
      <style:text-properties style:text-position="0% 100%" fo:font-style="normal" officeooo:rsid="00225b67" style:font-style-asian="normal" style:font-style-complex="normal"/>
    </style:style>
    <style:style style:name="T68" style:family="text">
      <style:text-properties fo:color="#ff0000" style:text-position="0% 100%" fo:font-style="italic" fo:font-weight="bold" officeooo:rsid="001f09d8" fo:background-color="#ffd0d0" loext:char-shading-value="0" style:font-style-asian="italic" style:font-weight-asian="bold" style:font-style-complex="italic" style:font-weight-complex="bold"/>
    </style:style>
    <style:style style:name="T69" style:family="text">
      <style:text-properties fo:color="#ff6666" style:text-position="0% 100%" fo:font-style="italic" fo:font-weight="bold" officeooo:rsid="001f09d8" style:font-style-asian="italic" style:font-weight-asian="bold" style:font-style-complex="italic" style:font-weight-complex="bold"/>
    </style:style>
    <style:style style:name="T70" style:family="text">
      <style:text-properties fo:color="#ff6666" style:text-position="0% 100%" fo:font-style="italic" fo:font-weight="bold" officeooo:rsid="001f09d8" fo:background-color="#ff9999" loext:char-shading-value="0" style:font-style-asian="italic" style:font-weight-asian="bold" style:font-style-complex="italic" style:font-weight-complex="bold"/>
    </style:style>
    <style:style style:name="T71" style:family="text">
      <style:text-properties fo:color="#ff9999" style:text-position="0% 100%" fo:font-style="italic" fo:font-weight="bold" officeooo:rsid="001f09d8" fo:background-color="#ff6666" loext:char-shading-value="0" style:font-style-asian="italic" style:font-weight-asian="bold" style:font-style-complex="italic" style:font-weight-complex="bold"/>
    </style:style>
    <style:style style:name="T72" style:family="text">
      <style:text-properties fo:color="#ffd2d2" style:text-position="0% 100%" fo:font-style="italic" fo:font-weight="bold" officeooo:rsid="001f09d8" fo:background-color="#ff0000" loext:char-shading-value="0" style:font-style-asian="italic" style:font-weight-asian="bold" style:font-style-complex="italic" style:font-weight-complex="bold"/>
    </style:style>
    <style:style style:name="T73" style:family="text">
      <style:text-properties officeooo:rsid="0021164a"/>
    </style:style>
    <style:style style:name="T74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style:text-position="sub 58%" fo:font-style="italic" fo:font-weight="normal" officeooo:rsid="00225b67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5L<text:span text:style-name="T4">11</text:span> Notes</text:p>
      <text:p text:style-name="P9"/>
      <text:p text:style-name="P10">Objectives: </text:p>
      <text:list xml:id="list1030376271057666441" text:style-name="L1">
        <text:list-item>
          <text:p text:style-name="P18">Describe the five general types of reactions.</text:p>
        </text:list-item>
        <text:list-item>
          <text:p text:style-name="P18">Predict the products <text:span text:style-name="T54">of</text:span> the five general types of reactions.</text:p>
        </text:list-item>
      </text:list>
      <text:p text:style-name="P10"/>
      <text:p text:style-name="P10">Key Concepts:</text:p>
      <text:list xml:id="list8427295378562641228" text:style-name="L2">
        <text:list-item>
          <text:p text:style-name="P19">What are the five general types of reactions?</text:p>
        </text:list-item>
        <text:list-item>
          <text:p text:style-name="P19">How can your predict the products of the five general types of reactions?</text:p>
        </text:list-item>
      </text:list>
      <text:p text:style-name="P10"><text:tab/></text:p>
      <text:p text:style-name="P1">Vocabulary / <text:span text:style-name="T1">Important</text:span>:</text:p>
      <text:p text:style-name="P1"/>
      <text:p text:style-name="P1"><text:tab/><text:span text:style-name="T7">The five general types of reaction are </text:span><text:span text:style-name="T20">Combination, </text:span><text:span text:style-name="T21">Decomposition, </text:span><text:span text:style-name="T22">Single Replacement, </text:span><text:span text:style-name="T23">Double Replacement, </text:span><text:span text:style-name="T7">and </text:span><text:span text:style-name="T24">Combustion.</text:span></text:p>
      <text:p text:style-name="P12"/>
      <text:p text:style-name="P12"/>
      <text:p text:style-name="P3">Combination Reactions</text:p>
      <text:p text:style-name="P3"/>
      <text:p text:style-name="P2"><text:span text:style-name="T19"><text:tab/></text:span><text:span text:style-name="T6">A </text:span><text:span text:style-name="T9">combination reaction</text:span><text:span text:style-name="T12"> is a chemical change in which two or more substances react to <text:tab/>form a single new substance.</text:span></text:p>
      <text:p text:style-name="P13"/>
      <text:p text:style-name="P11"><text:span text:style-name="T13"><text:tab/></text:span><text:span text:style-name="T25">Ex: </text:span><text:span text:style-name="T28">2Mg(s) </text:span><text:span text:style-name="T31">+ </text:span><text:span text:style-name="T28">O</text:span><text:span text:style-name="T32">2</text:span><text:span text:style-name="T37">(g) → 2MgO(s).</text:span></text:p>
      <text:p text:style-name="P7"/>
      <text:p text:style-name="P11"><text:span text:style-name="T37"><text:tab/></text:span><text:span text:style-name="T45">Two substances (2Mg and O</text:span><text:span text:style-name="T36">2</text:span><text:span text:style-name="T45">) combine to create a single substance (MgO) or compound <text:tab/>(synonymous).</text:span></text:p>
      <text:p text:style-name="P8"/>
      <text:p text:style-name="P11"><text:span text:style-name="T45"><text:tab/></text:span><text:span text:style-name="T14">When a Group A metal and a nonmetal react, the product is a compound consisting of the <text:tab/>metal cation and the nonmetal anion.</text:span></text:p>
      <text:p text:style-name="P14"/>
      <text:p text:style-name="P11"><text:span text:style-name="T14"><text:tab/></text:span><text:span text:style-name="T47">Ex: </text:span><text:span text:style-name="T37">2K(s) </text:span><text:span text:style-name="T45">+ </text:span><text:span text:style-name="T37"><text:s/>Cl</text:span><text:span text:style-name="T32">2</text:span><text:span text:style-name="T37">(g) → 2KCl(s)</text:span></text:p>
      <text:p text:style-name="P7"/>
      <text:p text:style-name="P11"><text:span text:style-name="T37"><text:tab/></text:span><text:span text:style-name="T14">When two nonmetals react in a combination reaction, more than one product is often <text:tab/>possible.</text:span></text:p>
      <text:p text:style-name="P14"/>
      <text:p text:style-name="P11"><text:span text:style-name="T14"><text:tab/></text:span><text:span text:style-name="T47">Ex: </text:span><text:span text:style-name="T37">S(s) + O</text:span><text:span text:style-name="T32">2</text:span><text:span text:style-name="T37">(g) → SO</text:span><text:span text:style-name="T32">2</text:span><text:span text:style-name="T37">(g); sulfur dioxide</text:span></text:p>
      <text:p text:style-name="P7"><text:tab/> <text:s text:c="5"/>or</text:p>
      <text:p text:style-name="P11"><text:span text:style-name="T37"><text:tab/> <text:s text:c="5"/>2S(s) + 3O</text:span><text:span text:style-name="T32">2</text:span><text:span text:style-name="T37">(g) → 2SO</text:span><text:span text:style-name="T32">3</text:span><text:span text:style-name="T37">(g); sulfur trioxide</text:span></text:p>
      <text:p text:style-name="P7"/>
      <text:p text:style-name="P11"><text:span text:style-name="T37"><text:tab/></text:span><text:span text:style-name="T14">More than one product may also result from the combination reaction of a transition <text:tab/>metal and a nonmetal.</text:span></text:p>
      <text:p text:style-name="P14"/>
      <text:p text:style-name="P11"><text:span text:style-name="T14"><text:tab/></text:span><text:span text:style-name="T47">Ex: </text:span><text:span text:style-name="T37">Fe(s) + S(s) → FeS(s) iron(II) sulfide</text:span></text:p>
      <text:p text:style-name="P7"><text:tab/> <text:s text:c="5"/>or</text:p>
      <text:p text:style-name="P11"><text:span text:style-name="T37"><text:tab/> <text:s text:c="5"/>2Fe(s) + 3S(s) → Fe</text:span><text:span text:style-name="T32">2</text:span><text:span text:style-name="T37">S</text:span><text:span text:style-name="T32">3</text:span><text:span text:style-name="T37">(s) iron(III) sulfide</text:span></text:p>
      <text:p text:style-name="P3"/>
      <text:p text:style-name="P3">..</text:p>
      <text:p text:style-name="P4"/>
      <text:p text:style-name="P4"/>
      <text:p text:style-name="P5"><text:soft-page-break/>Decomposition Reactions</text:p>
      <text:p text:style-name="P5"/>
      <text:p text:style-name="P5"><text:tab/><text:span text:style-name="T5">A </text:span><text:span text:style-name="T8">decomposition reaction</text:span><text:span text:style-name="T15"> is a chemical change in which a single compound breaks down <text:tab/>into two or more simpler products. </text:span></text:p>
      <text:p text:style-name="P20"/>
      <text:p text:style-name="P5"><text:span text:style-name="T16"><text:tab/></text:span><text:span text:style-name="T58">Decomposition reactions involve only one reactant and two or more products. Most <text:tab/>decomposition reactions require energy in the form of heat, light, or electricity.</text:span></text:p>
      <text:p text:style-name="P5"/>
      <text:p text:style-name="P5">..</text:p>
      <text:p text:style-name="P5"/>
      <text:p text:style-name="P5">Single-Replacement Reactions</text:p>
      <text:p text:style-name="P15"/>
      <text:p text:style-name="P5"><text:tab/><text:span text:style-name="T5">A </text:span><text:span text:style-name="T8">single-replacement reaction</text:span><text:span text:style-name="T11"> is a chemical change in which one element replaces a second <text:tab/>element in a compound.</text:span></text:p>
      <text:p text:style-name="P21"/>
      <text:p text:style-name="P5"><text:span text:style-name="T11"><text:tab/></text:span><text:span text:style-name="T59">You can identify a single-replacement reaction by nothing that both the reactants and the <text:tab/>products consist of an element and a compound.</text:span></text:p>
      <text:p text:style-name="P22"/>
      <text:p text:style-name="P16"><text:span text:style-name="T27"><text:tab/></text:span><text:span text:style-name="T26">Ex: </text:span><text:span text:style-name="T29">Zn(s) + Cu(NO</text:span><text:span text:style-name="T33">3</text:span><text:span text:style-name="T38">)</text:span><text:span text:style-name="T33">2</text:span><text:span text:style-name="T38">(aq) → Cu(s) + Zn(NO</text:span><text:span text:style-name="T33">3</text:span><text:span text:style-name="T38">)</text:span><text:span text:style-name="T33">2</text:span><text:span text:style-name="T38">(aq)</text:span></text:p>
      <text:p text:style-name="P23"/>
      <text:p text:style-name="P16"><text:span text:style-name="T38"><text:tab/><text:tab/></text:span><text:span text:style-name="T46">The reacting element Zn replaces Cu in the reactant compound </text:span><text:span text:style-name="T38">Cu(NO</text:span><text:span text:style-name="T33">3</text:span><text:span text:style-name="T38">)</text:span><text:span text:style-name="T33">2</text:span><text:span text:style-name="T46">.</text:span></text:p>
      <text:p text:style-name="P5">..</text:p>
      <text:p text:style-name="P5"/>
      <text:p text:style-name="P6">Activity Series</text:p>
      <text:p text:style-name="P6"/>
      <text:p text:style-name="P6"><text:tab/><text:span text:style-name="T5">The </text:span><text:span text:style-name="T8">activity series</text:span><text:span text:style-name="T11"> of metals lists metals in order of decreasing reactivity. A reactive metal <text:tab/>will replace any metal listed below it in the activity series. </text:span><text:span text:style-name="T55">See 'activity series metals.pdf' in </text:span><text:span text:style-name="T56"><text:tab/></text:span><text:span text:style-name="T55">lesson folder.</text:span></text:p>
      <text:p text:style-name="P6"/>
      <text:p text:style-name="P6"><text:tab/><text:span text:style-name="T2">A halogen can also replace another halogen from a compound. The activity of the halogens <text:tab/>decreases as you go down Group 7A of the periodic table:</text:span></text:p>
      <text:p text:style-name="P24"><text:tab/></text:p>
      <text:p text:style-name="P17"><text:span text:style-name="T52"><text:tab/><text:tab/></text:span><text:span text:style-name="T68">Fluorine</text:span><text:span text:style-name="T39"> </text:span><text:span text:style-name="T60">→</text:span><text:span text:style-name="T39"> </text:span><text:span text:style-name="T70">Chlorine</text:span><text:span text:style-name="T69"> </text:span><text:span text:style-name="T39">→ </text:span><text:span text:style-name="T71">Bromine</text:span><text:span text:style-name="T39"> </text:span><text:span text:style-name="T41">→ </text:span><text:span text:style-name="T72">Iodine</text:span></text:p>
      <text:p text:style-name="P17"><text:span text:style-name="T40"><text:tab/><text:tab/></text:span><text:span text:style-name="T44">Most Reactive ------------------ Least Reactive</text:span></text:p>
      <text:p text:style-name="P6">..</text:p>
      <text:p text:style-name="P6"/>
      <text:p text:style-name="P6">Double-Replacement Reactions</text:p>
      <text:p text:style-name="P6"/>
      <text:p text:style-name="P6"><text:tab/><text:span text:style-name="T17">A </text:span><text:span text:style-name="T10">double-replacement reaction</text:span><text:span text:style-name="T17"> is a chemical change involving an exchange of positive ions <text:tab/>between two compounds. Double-replacement reactions are also referred to as double-<text:tab/>displacement reactions. </text:span><text:span text:style-name="T18">Two ionic compounds are the reactants and two new compounds <text:tab/>are the product in double-replacement reactions.</text:span></text:p>
      <text:p text:style-name="P6"/>
      <text:p text:style-name="P6"><text:tab/><text:span text:style-name="T3">Double-replacement reactions generally occur in aqueous solutions and often produce a <text:tab/>precipitate, gas, or a molecular compound such as water. For a Double-replacement reaction to <text:tab/>occur, one of the former is usually true.</text:span></text:p>
      <text:p text:style-name="P6"><text:span text:style-name="T3"/></text:p>
      <text:p text:style-name="P26"><text:span text:style-name="T3"><text:tab/></text:span></text:p>
      <text:p text:style-name="P26"><text:span text:style-name="T3"/></text:p>
      <text:p text:style-name="P26"><text:soft-page-break/><text:span text:style-name="T3"/></text:p>
      <text:p text:style-name="P26"><text:span text:style-name="T3"><text:tab/></text:span><text:span text:style-name="T73">Ex:</text:span></text:p>
      <text:p text:style-name="P6"><text:tab/><text:tab/><text:span text:style-name="T73">1.</text:span><text:span text:style-name="T3"> One of the products is only slightly soluble and precipitates from solution. For <text:tab/><text:tab/><text:tab/><text:tab/>example, the reaction of aqueous solutions of sodium sulfide and cadmium <text:tab/><text:tab/><text:tab/><text:tab/>nitrate <text:tab/>produces a yellow precipitate of cadmium sulfide.</text:span></text:p>
      <text:p text:style-name="P6"/>
      <text:p text:style-name="P17"><text:span text:style-name="T53"><text:tab/><text:tab/><text:tab/></text:span><text:span text:style-name="T30">Na</text:span><text:span text:style-name="T34">2</text:span><text:span text:style-name="T42">S(aq) + Cd(NO</text:span><text:span text:style-name="T34">3</text:span><text:span text:style-name="T42">)</text:span><text:span text:style-name="T34">2</text:span><text:span text:style-name="T42">(aq) </text:span><text:span text:style-name="T62">→</text:span><text:span text:style-name="T42"> CdS(s) + 2NaNO</text:span><text:span text:style-name="T34">3</text:span><text:span text:style-name="T42">(aq)</text:span></text:p>
      <text:p text:style-name="P17"><text:span text:style-name="T42"/></text:p>
      <text:p text:style-name="P17"><text:span text:style-name="T50"><text:tab/><text:tab/>2. </text:span><text:span text:style-name="T48">One of the products is a gas. Poisonous hydrogen cyanide gas is produced when <text:tab/><text:tab/><text:tab/><text:tab/>aqueous sodium cyanide is mixed with sulfuric acid.</text:span></text:p>
      <text:p text:style-name="P17"><text:span text:style-name="T48"/></text:p>
      <text:p text:style-name="P17"><text:span text:style-name="T48"><text:tab/><text:tab/><text:tab/></text:span><text:span text:style-name="T42">2NaCN(aq) + H</text:span><text:span text:style-name="T34">2</text:span><text:span text:style-name="T42">SO</text:span><text:span text:style-name="T34">4</text:span><text:span text:style-name="T42">(aq) → 2HCN(g) + Na</text:span><text:span text:style-name="T34">2</text:span><text:span text:style-name="T42">SO</text:span><text:span text:style-name="T34">4</text:span><text:span text:style-name="T42">(aq)</text:span></text:p>
      <text:p text:style-name="P17"><text:span text:style-name="T42"/></text:p>
      <text:p text:style-name="P17"><text:span text:style-name="T42"><text:tab/><text:tab/></text:span><text:span text:style-name="T50">3. </text:span><text:span text:style-name="T48">One product is a molecular compound such as water. Combining solutions of calcium <text:tab/><text:tab/><text:tab/>hydroxide and hydrochloric acid produces water.</text:span></text:p>
      <text:p text:style-name="P17"><text:span text:style-name="T48"/></text:p>
      <text:p text:style-name="P17"><text:span text:style-name="T48"><text:tab/><text:tab/><text:tab/></text:span><text:span text:style-name="T42">Ca(OH)</text:span><text:span text:style-name="T34">2</text:span><text:span text:style-name="T42">(aq) + 2HCl(aq) → CaCl</text:span><text:span text:style-name="T34">2</text:span><text:span text:style-name="T42">(aq) + 2H</text:span><text:span text:style-name="T34">2</text:span><text:span text:style-name="T42">O(l)</text:span></text:p>
      <text:p text:style-name="P17"><text:span text:style-name="T48"/></text:p>
      <text:p text:style-name="P17"><text:span text:style-name="T48"/></text:p>
      <text:p text:style-name="P6">..</text:p>
      <text:p text:style-name="P6"/>
      <text:p text:style-name="P27">Combustion Reactions</text:p>
      <text:p text:style-name="P27"/>
      <text:p text:style-name="P27"><text:tab/><text:span text:style-name="T5">A combustion reaction is a chemical change in which an element or a compound reacts <text:tab/>with oxygen, often producing energy in the form of heat and light.</text:span></text:p>
      <text:p text:style-name="P27"><text:span text:style-name="T5"/></text:p>
      <text:p text:style-name="P27"><text:span text:style-name="T5"><text:tab/></text:span><text:span text:style-name="T2">A combustion reaction always involves oxygen as a reactant. Often the other reactant is a <text:tab/>hydrocarbon, which is a compound composed of hydrogen and carbon.</text:span></text:p>
      <text:p text:style-name="P27"><text:span text:style-name="T2"/></text:p>
      <text:p text:style-name="P27"><text:span text:style-name="T2"><text:tab/>The </text:span>complete<text:span text:style-name="T2"> combustion of a hydrocarbon produces carbon dioxide (</text:span><text:span text:style-name="T57">CO</text:span><text:span text:style-name="T74">2</text:span><text:span text:style-name="T61">) </text:span><text:span text:style-name="T64">and water (</text:span><text:span text:style-name="T61">H</text:span><text:span text:style-name="T74">2</text:span><text:span text:style-name="T61">O</text:span><text:span text:style-name="T64">).</text:span></text:p>
      <text:p text:style-name="P27"><text:span text:style-name="T64"/></text:p>
      <text:p text:style-name="P27"><text:span text:style-name="T64"><text:tab/>The </text:span><text:span text:style-name="T66">incomplete combustion</text:span><text:span text:style-name="T64"> of a hydrocarbon (caused by lack of oxygen) may produce <text:tab/>elemental carbon and carbon monoxide. (</text:span><text:span text:style-name="T61">CO</text:span><text:span text:style-name="T64">)</text:span></text:p>
      <text:p text:style-name="P27"><text:span text:style-name="T65"/></text:p>
      <text:p text:style-name="P29"><text:span text:style-name="T49"><text:tab/></text:span><text:span text:style-name="T51">Ex: </text:span><text:span text:style-name="T43">2C</text:span><text:span text:style-name="T35">8</text:span><text:span text:style-name="T43">H</text:span><text:span text:style-name="T35">18</text:span><text:span text:style-name="T43">(l) + 25O</text:span><text:span text:style-name="T35">2</text:span><text:span text:style-name="T43">(g) </text:span><text:span text:style-name="T63">→</text:span><text:span text:style-name="T43"> 16CO</text:span><text:span text:style-name="T35">2</text:span><text:span text:style-name="T43">(g) + 18H</text:span><text:span text:style-name="T35">2</text:span><text:span text:style-name="T43">O(l)</text:span></text:p>
      <text:p text:style-name="P27"/>
      <text:p text:style-name="P27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5-12-25T17:26:42.295241468</dc:date>
    <meta:editing-duration>PT33M7S</meta:editing-duration>
    <meta:editing-cycles>7</meta:editing-cycles>
    <meta:generator>LibreOffice/4.4.5.2$Linux_X86_64 LibreOffice_project/40$Build-2</meta:generator>
    <meta:document-statistic meta:table-count="0" meta:image-count="0" meta:object-count="0" meta:page-count="3" meta:paragraph-count="61" meta:word-count="657" meta:character-count="4213" meta:non-whitespace-character-count="3503"/>
  </office:meta>
</office:document-meta>
</file>